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Input Size / Proc Size</text:p>
          </table:table-cell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1" table:number-rows-spanned="2">
            <text:p>Input Size / Proc Size</text:p>
          </table:table-cell>
          <table:table-cell table:style-name="ce1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"/>
          <table:table-cell table:number-columns-repeated="1009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Tempos</text:p>
          </table:table-cell>
          <table:covered-table-cell table:number-columns-repeated="2"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CVAR</text:p>
          </table:table-cell>
          <table:table-cell/>
          <table:covered-table-cell table:style-name="ce1"/>
          <table:table-cell table:style-name="ce1" office:value-type="string" calcext:value-type="string" table:number-columns-spanned="3" table:number-rows-spanned="1">
            <text:p>Tempos</text:p>
          </table:table-cell>
          <table:covered-table-cell table:number-columns-repeated="2"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CVAR</text:p>
          </table:table-cell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88632" calcext:value-type="float">
            <text:p>0.188632</text:p>
          </table:table-cell>
          <table:table-cell table:style-name="ce1" office:value-type="float" office:value="0.131535" calcext:value-type="float">
            <text:p>0.131535</text:p>
          </table:table-cell>
          <table:table-cell table:style-name="ce1" office:value-type="float" office:value="0.118953" calcext:value-type="float">
            <text:p>0.118953</text:p>
          </table:table-cell>
          <table:table-cell table:style-name="ce1" table:formula="of:=AVERAGE([.B3:.D3])" office:value-type="float" office:value="0.146373333333333" calcext:value-type="float">
            <text:p>0.1463733333</text:p>
          </table:table-cell>
          <table:table-cell table:style-name="ce1" table:formula="of:=STDEV([.B3:.D3])" office:value-type="float" office:value="0.0371338506262592" calcext:value-type="float">
            <text:p>0.0371338506</text:p>
          </table:table-cell>
          <table:table-cell table:style-name="ce1" table:formula="of:=([.F3]/[.E3])*100" office:value-type="float" office:value="25.3692730640321" calcext:value-type="float">
            <text:p>25.369273064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787" calcext:value-type="float">
            <text:p>0.1787</text:p>
          </table:table-cell>
          <table:table-cell table:style-name="ce1" office:value-type="float" office:value="0.155991" calcext:value-type="float">
            <text:p>0.155991</text:p>
          </table:table-cell>
          <table:table-cell table:style-name="ce1" office:value-type="float" office:value="0.163708" calcext:value-type="float">
            <text:p>0.163708</text:p>
          </table:table-cell>
          <table:table-cell table:style-name="ce1" table:formula="of:=AVERAGE([.J3:.L3])" office:value-type="float" office:value="0.166133" calcext:value-type="float">
            <text:p>0.166133</text:p>
          </table:table-cell>
          <table:table-cell table:style-name="ce1" table:formula="of:=STDEV([.J3:.L3])" office:value-type="float" office:value="0.011547083571188" calcext:value-type="float">
            <text:p>0.0115470836</text:p>
          </table:table-cell>
          <table:table-cell table:style-name="ce1" table:formula="of:=([.N3]/[.M3])*100" office:value-type="float" office:value="6.95050566184203" calcext:value-type="float">
            <text:p>6.9505056618</text:p>
          </table:table-cell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234055" calcext:value-type="float">
            <text:p>0.234055</text:p>
          </table:table-cell>
          <table:table-cell table:style-name="ce1" office:value-type="float" office:value="0.238572" calcext:value-type="float">
            <text:p>0.238572</text:p>
          </table:table-cell>
          <table:table-cell table:style-name="ce1" office:value-type="float" office:value="0.245967" calcext:value-type="float">
            <text:p>0.245967</text:p>
          </table:table-cell>
          <table:table-cell table:style-name="ce1" table:formula="of:=AVERAGE([.B4:.D4])" office:value-type="float" office:value="0.239531333333333" calcext:value-type="float">
            <text:p>0.2395313333</text:p>
          </table:table-cell>
          <table:table-cell table:style-name="ce1" table:formula="of:=STDEV([.B4:.D4])" office:value-type="float" office:value="0.00601366579827424" calcext:value-type="float">
            <text:p>0.0060136658</text:p>
          </table:table-cell>
          <table:table-cell table:style-name="ce1" table:formula="of:=([.F4]/[.E4])*100" office:value-type="float" office:value="2.51059672009824" calcext:value-type="float">
            <text:p>2.5105967201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2944" calcext:value-type="float">
            <text:p>0.2944</text:p>
          </table:table-cell>
          <table:table-cell table:style-name="ce1" office:value-type="float" office:value="0.294641" calcext:value-type="float">
            <text:p>0.294641</text:p>
          </table:table-cell>
          <table:table-cell table:style-name="ce1" office:value-type="float" office:value="0.298273" calcext:value-type="float">
            <text:p>0.298273</text:p>
          </table:table-cell>
          <table:table-cell table:style-name="ce1" table:formula="of:=AVERAGE([.J4:.L4])" office:value-type="float" office:value="0.295771333333333" calcext:value-type="float">
            <text:p>0.2957713333</text:p>
          </table:table-cell>
          <table:table-cell table:style-name="ce1" table:formula="of:=STDEV([.J4:.L4])" office:value-type="float" office:value="0.00216985537152442" calcext:value-type="float">
            <text:p>0.0021698554</text:p>
          </table:table-cell>
          <table:table-cell table:style-name="ce1" table:formula="of:=([.N4]/[.M4])*100" office:value-type="float" office:value="0.733625989736808" calcext:value-type="float">
            <text:p>0.7336259897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44805" calcext:value-type="float">
            <text:p>0.644805</text:p>
          </table:table-cell>
          <table:table-cell table:style-name="ce1" office:value-type="float" office:value="0.497017" calcext:value-type="float">
            <text:p>0.497017</text:p>
          </table:table-cell>
          <table:table-cell table:style-name="ce1" office:value-type="float" office:value="0.494375" calcext:value-type="float">
            <text:p>0.494375</text:p>
          </table:table-cell>
          <table:table-cell table:style-name="ce1" table:formula="of:=AVERAGE([.B5:.D5])" office:value-type="float" office:value="0.545399" calcext:value-type="float">
            <text:p>0.545399</text:p>
          </table:table-cell>
          <table:table-cell table:style-name="ce1" table:formula="of:=STDEV([.B5:.D5])" office:value-type="float" office:value="0.0860982558940656" calcext:value-type="float">
            <text:p>0.0860982559</text:p>
          </table:table-cell>
          <table:table-cell table:style-name="ce1" table:formula="of:=([.F5]/[.E5])*100" office:value-type="float" office:value="15.7862878175548" calcext:value-type="float">
            <text:p>15.7862878176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85879" calcext:value-type="float">
            <text:p>0.585879</text:p>
          </table:table-cell>
          <table:table-cell table:style-name="ce1" office:value-type="float" office:value="0.536162" calcext:value-type="float">
            <text:p>0.536162</text:p>
          </table:table-cell>
          <table:table-cell table:style-name="ce1" office:value-type="float" office:value="0.565337" calcext:value-type="float">
            <text:p>0.565337</text:p>
          </table:table-cell>
          <table:table-cell table:style-name="ce1" table:formula="of:=AVERAGE([.J5:.L5])" office:value-type="float" office:value="0.562459333333333" calcext:value-type="float">
            <text:p>0.5624593333</text:p>
          </table:table-cell>
          <table:table-cell table:style-name="ce1" table:formula="of:=STDEV([.J5:.L5])" office:value-type="float" office:value="0.0249831092206981" calcext:value-type="float">
            <text:p>0.0249831092</text:p>
          </table:table-cell>
          <table:table-cell table:style-name="ce1" table:formula="of:=([.N5]/[.M5])*100" office:value-type="float" office:value="4.44176276223196" calcext:value-type="float">
            <text:p>4.4417627622</text:p>
          </table:table-cell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.05688" calcext:value-type="float">
            <text:p>1.05688</text:p>
          </table:table-cell>
          <table:table-cell table:style-name="ce1" office:value-type="float" office:value="0.997487" calcext:value-type="float">
            <text:p>0.997487</text:p>
          </table:table-cell>
          <table:table-cell table:style-name="ce1" office:value-type="float" office:value="0.994737" calcext:value-type="float">
            <text:p>0.994737</text:p>
          </table:table-cell>
          <table:table-cell table:style-name="ce1" table:formula="of:=AVERAGE([.B6:.D6])" office:value-type="float" office:value="1.016368" calcext:value-type="float">
            <text:p>1.016368</text:p>
          </table:table-cell>
          <table:table-cell table:style-name="ce1" table:formula="of:=STDEV([.B6:.D6])" office:value-type="float" office:value="0.0351113547588242" calcext:value-type="float">
            <text:p>0.0351113548</text:p>
          </table:table-cell>
          <table:table-cell table:style-name="ce1" table:formula="of:=([.F6]/[.E6])*100" office:value-type="float" office:value="3.45459073473625" calcext:value-type="float">
            <text:p>3.4545907347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.09203" calcext:value-type="float">
            <text:p>1.09203</text:p>
          </table:table-cell>
          <table:table-cell table:style-name="ce1" office:value-type="float" office:value="1.04633" calcext:value-type="float">
            <text:p>1.04633</text:p>
          </table:table-cell>
          <table:table-cell table:style-name="ce1" office:value-type="float" office:value="1.05377" calcext:value-type="float">
            <text:p>1.05377</text:p>
          </table:table-cell>
          <table:table-cell table:style-name="ce1" table:formula="of:=AVERAGE([.J6:.L6])" office:value-type="float" office:value="1.06404333333333" calcext:value-type="float">
            <text:p>1.0640433333</text:p>
          </table:table-cell>
          <table:table-cell table:style-name="ce1" table:formula="of:=STDEV([.J6:.L6])" office:value-type="float" office:value="0.0245209814920475" calcext:value-type="float">
            <text:p>0.0245209815</text:p>
          </table:table-cell>
          <table:table-cell table:style-name="ce1" table:formula="of:=([.N6]/[.M6])*100" office:value-type="float" office:value="2.30450966834504" calcext:value-type="float">
            <text:p>2.304509668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Input Size / Proc Size</text:p>
          </table:table-cell>
          <table:table-cell table:style-name="ce1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1" table:number-rows-spanned="2">
            <text:p>Input Size / Proc Size</text:p>
          </table:table-cell>
          <table:table-cell table:style-name="ce1" office:value-type="float" office:value="16" calcext:value-type="float" table:number-columns-spanned="6" table:number-rows-spanned="1">
            <text:p>16</text:p>
          </table:table-cell>
          <table:covered-table-cell table:number-columns-repeated="5" table:style-name="ce1"/>
          <table:table-cell table:number-columns-repeated="1009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Tempos</text:p>
          </table:table-cell>
          <table:covered-table-cell table:number-columns-repeated="2"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CVAR</text:p>
          </table:table-cell>
          <table:table-cell/>
          <table:covered-table-cell table:style-name="ce1"/>
          <table:table-cell table:style-name="ce1" office:value-type="string" calcext:value-type="string" table:number-columns-spanned="3" table:number-rows-spanned="1">
            <text:p>Tempos</text:p>
          </table:table-cell>
          <table:covered-table-cell table:number-columns-repeated="2"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CVAR</text:p>
          </table:table-cell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1763" calcext:value-type="float">
            <text:p>0.11763</text:p>
          </table:table-cell>
          <table:table-cell table:style-name="ce1" office:value-type="float" office:value="0.127816" calcext:value-type="float">
            <text:p>0.127816</text:p>
          </table:table-cell>
          <table:table-cell table:style-name="ce1" office:value-type="float" office:value="0.120573" calcext:value-type="float">
            <text:p>0.120573</text:p>
          </table:table-cell>
          <table:table-cell table:style-name="ce1" table:formula="of:=AVERAGE([.B10:.D10])" office:value-type="float" office:value="0.122006333333333" calcext:value-type="float">
            <text:p>0.1220063333</text:p>
          </table:table-cell>
          <table:table-cell table:style-name="ce1" table:formula="of:=STDEV([.B10:.D10])" office:value-type="float" office:value="0.00524208759306187" calcext:value-type="float">
            <text:p>0.0052420876</text:p>
          </table:table-cell>
          <table:table-cell table:style-name="ce1" table:formula="of:=([.F10]/[.E10])*100" office:value-type="float" office:value="4.29657006308023" calcext:value-type="float">
            <text:p>4.2965700631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00338" calcext:value-type="float">
            <text:p>0.100338</text:p>
          </table:table-cell>
          <table:table-cell table:style-name="ce1" office:value-type="float" office:value="0.094792" calcext:value-type="float">
            <text:p>0.094792</text:p>
          </table:table-cell>
          <table:table-cell table:style-name="ce1" office:value-type="float" office:value="0.099665" calcext:value-type="float">
            <text:p>0.099665</text:p>
          </table:table-cell>
          <table:table-cell table:style-name="ce1" table:formula="of:=AVERAGE([.J10:.L10])" office:value-type="float" office:value="0.098265" calcext:value-type="float">
            <text:p>0.098265</text:p>
          </table:table-cell>
          <table:table-cell table:style-name="ce1" table:formula="of:=STDEV([.J10:.L10])" office:value-type="float" office:value="0.00302647137769383" calcext:value-type="float">
            <text:p>0.0030264714</text:p>
          </table:table-cell>
          <table:table-cell table:style-name="ce1" table:formula="of:=([.N10]/[.M10])*100" office:value-type="float" office:value="3.07990777763581" calcext:value-type="float">
            <text:p>3.0799077776</text:p>
          </table:table-cell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222744" calcext:value-type="float">
            <text:p>0.222744</text:p>
          </table:table-cell>
          <table:table-cell table:style-name="ce1" office:value-type="float" office:value="0.232578" calcext:value-type="float">
            <text:p>0.232578</text:p>
          </table:table-cell>
          <table:table-cell table:style-name="ce1" office:value-type="float" office:value="0.198027" calcext:value-type="float">
            <text:p>0.198027</text:p>
          </table:table-cell>
          <table:table-cell table:style-name="ce1" table:formula="of:=AVERAGE([.B11:.D11])" office:value-type="float" office:value="0.217783" calcext:value-type="float">
            <text:p>0.217783</text:p>
          </table:table-cell>
          <table:table-cell table:style-name="ce1" table:formula="of:=STDEV([.B11:.D11])" office:value-type="float" office:value="0.0178017285958415" calcext:value-type="float">
            <text:p>0.0178017286</text:p>
          </table:table-cell>
          <table:table-cell table:style-name="ce1" table:formula="of:=([.F11]/[.E11])*100" office:value-type="float" office:value="8.17406711995035" calcext:value-type="float">
            <text:p>8.17406712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164449" calcext:value-type="float">
            <text:p>0.164449</text:p>
          </table:table-cell>
          <table:table-cell table:style-name="ce1" office:value-type="float" office:value="0.193346" calcext:value-type="float">
            <text:p>0.193346</text:p>
          </table:table-cell>
          <table:table-cell table:style-name="ce1" office:value-type="float" office:value="0.174868" calcext:value-type="float">
            <text:p>0.174868</text:p>
          </table:table-cell>
          <table:table-cell table:style-name="ce1" table:formula="of:=AVERAGE([.J11:.L11])" office:value-type="float" office:value="0.177554333333333" calcext:value-type="float">
            <text:p>0.1775543333</text:p>
          </table:table-cell>
          <table:table-cell table:style-name="ce1" table:formula="of:=STDEV([.J11:.L11])" office:value-type="float" office:value="0.0146345974435013" calcext:value-type="float">
            <text:p>0.0146345974</text:p>
          </table:table-cell>
          <table:table-cell table:style-name="ce1" table:formula="of:=([.N11]/[.M11])*100" office:value-type="float" office:value="8.24232062870966" calcext:value-type="float">
            <text:p>8.2423206287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97086" calcext:value-type="float">
            <text:p>0.397086</text:p>
          </table:table-cell>
          <table:table-cell table:style-name="ce1" office:value-type="float" office:value="0.387853" calcext:value-type="float">
            <text:p>0.387853</text:p>
          </table:table-cell>
          <table:table-cell table:style-name="ce1" office:value-type="float" office:value="0.371312" calcext:value-type="float">
            <text:p>0.371312</text:p>
          </table:table-cell>
          <table:table-cell table:style-name="ce1" table:formula="of:=AVERAGE([.B12:.D12])" office:value-type="float" office:value="0.385417" calcext:value-type="float">
            <text:p>0.385417</text:p>
          </table:table-cell>
          <table:table-cell table:style-name="ce1" table:formula="of:=STDEV([.B12:.D12])" office:value-type="float" office:value="0.013058535178189" calcext:value-type="float">
            <text:p>0.0130585352</text:p>
          </table:table-cell>
          <table:table-cell table:style-name="ce1" table:formula="of:=([.F12]/[.E12])*100" office:value-type="float" office:value="3.38815754836684" calcext:value-type="float">
            <text:p>3.3881575484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71119" calcext:value-type="float">
            <text:p>0.371119</text:p>
          </table:table-cell>
          <table:table-cell table:style-name="ce1" office:value-type="float" office:value="0.298463" calcext:value-type="float">
            <text:p>0.298463</text:p>
          </table:table-cell>
          <table:table-cell table:style-name="ce1" office:value-type="float" office:value="0.373533" calcext:value-type="float">
            <text:p>0.373533</text:p>
          </table:table-cell>
          <table:table-cell table:style-name="ce1" table:formula="of:=AVERAGE([.J12:.L12])" office:value-type="float" office:value="0.347705" calcext:value-type="float">
            <text:p>0.347705</text:p>
          </table:table-cell>
          <table:table-cell table:style-name="ce1" table:formula="of:=STDEV([.J12:.L12])" office:value-type="float" office:value="0.0426619007077744" calcext:value-type="float">
            <text:p>0.0426619007</text:p>
          </table:table-cell>
          <table:table-cell table:style-name="ce1" table:formula="of:=([.N12]/[.M12])*100" office:value-type="float" office:value="12.2695677967744" calcext:value-type="float">
            <text:p>12.2695677968</text:p>
          </table:table-cell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0486" calcext:value-type="float">
            <text:p>0.80486</text:p>
          </table:table-cell>
          <table:table-cell table:style-name="ce1" office:value-type="float" office:value="0.788512" calcext:value-type="float">
            <text:p>0.788512</text:p>
          </table:table-cell>
          <table:table-cell table:style-name="ce1" office:value-type="float" office:value="0.809704" calcext:value-type="float">
            <text:p>0.809704</text:p>
          </table:table-cell>
          <table:table-cell table:style-name="ce1" table:formula="of:=AVERAGE([.B13:.D13])" office:value-type="float" office:value="0.801025333333333" calcext:value-type="float">
            <text:p>0.8010253333</text:p>
          </table:table-cell>
          <table:table-cell table:style-name="ce1" table:formula="of:=STDEV([.B13:.D13])" office:value-type="float" office:value="0.0111042206990555" calcext:value-type="float">
            <text:p>0.0111042207</text:p>
          </table:table-cell>
          <table:table-cell table:style-name="ce1" table:formula="of:=([.F13]/[.E13])*100" office:value-type="float" office:value="1.38625087584274" calcext:value-type="float">
            <text:p>1.3862508758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883" calcext:value-type="float">
            <text:p>0.712883</text:p>
          </table:table-cell>
          <table:table-cell table:style-name="ce1" office:value-type="float" office:value="0.711737" calcext:value-type="float">
            <text:p>0.711737</text:p>
          </table:table-cell>
          <table:table-cell table:style-name="ce1" office:value-type="float" office:value="0.649156" calcext:value-type="float">
            <text:p>0.649156</text:p>
          </table:table-cell>
          <table:table-cell table:style-name="ce1" table:formula="of:=AVERAGE([.J13:.L13])" office:value-type="float" office:value="0.691258666666667" calcext:value-type="float">
            <text:p>0.6912586667</text:p>
          </table:table-cell>
          <table:table-cell table:style-name="ce1" table:formula="of:=STDEV([.J13:.L13])" office:value-type="float" office:value="0.036466480969972" calcext:value-type="float">
            <text:p>0.036466481</text:p>
          </table:table-cell>
          <table:table-cell table:style-name="ce1" table:formula="of:=([.N13]/[.M13])*100" office:value-type="float" office:value="5.27537414406938" calcext:value-type="float">
            <text:p>5.275374144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2">
            <text:p>Input Size / Proc Size</text:p>
          </table:table-cell>
          <table:table-cell table:style-name="ce1" office:value-type="float" office:value="32" calcext:value-type="float" table:number-columns-spanned="6" table:number-rows-spanned="1">
            <text:p>32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1" table:number-rows-spanned="2">
            <text:p>Input Size / Proc Size</text:p>
          </table:table-cell>
          <table:table-cell table:style-name="ce1" office:value-type="float" office:value="64" calcext:value-type="float" table:number-columns-spanned="6" table:number-rows-spanned="1">
            <text:p>64</text:p>
          </table:table-cell>
          <table:covered-table-cell table:number-columns-repeated="5" table:style-name="ce1"/>
          <table:table-cell table:number-columns-repeated="1009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Tempos</text:p>
          </table:table-cell>
          <table:covered-table-cell table:number-columns-repeated="2"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CVAR</text:p>
          </table:table-cell>
          <table:table-cell/>
          <table:covered-table-cell table:style-name="ce1"/>
          <table:table-cell table:style-name="ce1" office:value-type="string" calcext:value-type="string" table:number-columns-spanned="3" table:number-rows-spanned="1">
            <text:p>Tempos</text:p>
          </table:table-cell>
          <table:covered-table-cell table:number-columns-repeated="2" table:style-name="ce1"/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CVAR</text:p>
          </table:table-cell>
          <table:table-cell table:number-columns-repeated="100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11384" calcext:value-type="float">
            <text:p>0.111384</text:p>
          </table:table-cell>
          <table:table-cell table:style-name="ce1" office:value-type="float" office:value="0.155991" calcext:value-type="float">
            <text:p>0.155991</text:p>
          </table:table-cell>
          <table:table-cell table:style-name="ce1" office:value-type="float" office:value="0.110695" calcext:value-type="float">
            <text:p>0.110695</text:p>
          </table:table-cell>
          <table:table-cell table:style-name="ce1" table:formula="of:=AVERAGE([.B17:.D17])" office:value-type="float" office:value="0.126023333333333" calcext:value-type="float">
            <text:p>0.1260233333</text:p>
          </table:table-cell>
          <table:table-cell table:style-name="ce1" table:formula="of:=STDEV([.B17:.D17])" office:value-type="float" office:value="0.0259550469915455" calcext:value-type="float">
            <text:p>0.025955047</text:p>
          </table:table-cell>
          <table:table-cell table:style-name="ce1" table:formula="of:=([.F17]/[.E17])*100" office:value-type="float" office:value="20.5954296756253" calcext:value-type="float">
            <text:p>20.595429675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196493" calcext:value-type="float">
            <text:p>0.196493</text:p>
          </table:table-cell>
          <table:table-cell table:style-name="ce1" office:value-type="float" office:value="0.117339" calcext:value-type="float">
            <text:p>0.117339</text:p>
          </table:table-cell>
          <table:table-cell table:style-name="ce1" office:value-type="float" office:value="0.11176" calcext:value-type="float">
            <text:p>0.11176</text:p>
          </table:table-cell>
          <table:table-cell table:style-name="ce1" table:formula="of:=AVERAGE([.J17:.L17])" office:value-type="float" office:value="0.141864" calcext:value-type="float">
            <text:p>0.141864</text:p>
          </table:table-cell>
          <table:table-cell table:style-name="ce1" table:formula="of:=STDEV([.J17:.L17])" office:value-type="float" office:value="0.0473922677343045" calcext:value-type="float">
            <text:p>0.0473922677</text:p>
          </table:table-cell>
          <table:table-cell table:style-name="ce1" table:formula="of:=([.N17]/[.M17])*100" office:value-type="float" office:value="33.4068317080475" calcext:value-type="float">
            <text:p>33.406831708</text:p>
          </table:table-cell>
          <table:table-cell table:number-columns-repeated="100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264427" calcext:value-type="float">
            <text:p>0.264427</text:p>
          </table:table-cell>
          <table:table-cell table:style-name="ce1" office:value-type="float" office:value="0.294641" calcext:value-type="float">
            <text:p>0.294641</text:p>
          </table:table-cell>
          <table:table-cell table:style-name="ce1" office:value-type="float" office:value="0.265888" calcext:value-type="float">
            <text:p>0.265888</text:p>
          </table:table-cell>
          <table:table-cell table:style-name="ce1" table:formula="of:=AVERAGE([.B18:.D18])" office:value-type="float" office:value="0.274985333333333" calcext:value-type="float">
            <text:p>0.2749853333</text:p>
          </table:table-cell>
          <table:table-cell table:style-name="ce1" table:formula="of:=STDEV([.B18:.D18])" office:value-type="float" office:value="0.0170379738916731" calcext:value-type="float">
            <text:p>0.0170379739</text:p>
          </table:table-cell>
          <table:table-cell table:style-name="ce1" table:formula="of:=([.F18]/[.E18])*100" office:value-type="float" office:value="6.19595732075641" calcext:value-type="float">
            <text:p>6.1959573208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212458" calcext:value-type="float">
            <text:p>0.212458</text:p>
          </table:table-cell>
          <table:table-cell table:style-name="ce1" office:value-type="float" office:value="0.214633" calcext:value-type="float">
            <text:p>0.214633</text:p>
          </table:table-cell>
          <table:table-cell table:style-name="ce1" office:value-type="float" office:value="0.20132" calcext:value-type="float">
            <text:p>0.20132</text:p>
          </table:table-cell>
          <table:table-cell table:style-name="ce1" table:formula="of:=AVERAGE([.J18:.L18])" office:value-type="float" office:value="0.209470333333333" calcext:value-type="float">
            <text:p>0.2094703333</text:p>
          </table:table-cell>
          <table:table-cell table:style-name="ce1" table:formula="of:=STDEV([.J18:.L18])" office:value-type="float" office:value="0.00714168091791652" calcext:value-type="float">
            <text:p>0.0071416809</text:p>
          </table:table-cell>
          <table:table-cell table:style-name="ce1" table:formula="of:=([.N18]/[.M18])*100" office:value-type="float" office:value="3.40939970079288" calcext:value-type="float">
            <text:p>3.4093997008</text:p>
          </table:table-cell>
          <table:table-cell table:number-columns-repeated="100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6339" calcext:value-type="float">
            <text:p>0.486339</text:p>
          </table:table-cell>
          <table:table-cell table:style-name="ce1" office:value-type="float" office:value="0.536162" calcext:value-type="float">
            <text:p>0.536162</text:p>
          </table:table-cell>
          <table:table-cell table:style-name="ce1" office:value-type="float" office:value="0.329732" calcext:value-type="float">
            <text:p>0.329732</text:p>
          </table:table-cell>
          <table:table-cell table:style-name="ce1" table:formula="of:=AVERAGE([.B19:.D19])" office:value-type="float" office:value="0.450744333333333" calcext:value-type="float">
            <text:p>0.4507443333</text:p>
          </table:table-cell>
          <table:table-cell table:style-name="ce1" table:formula="of:=STDEV([.B19:.D19])" office:value-type="float" office:value="0.107719874890075" calcext:value-type="float">
            <text:p>0.1077198749</text:p>
          </table:table-cell>
          <table:table-cell table:style-name="ce1" table:formula="of:=([.F19]/[.E19])*100" office:value-type="float" office:value="23.8982205485463" calcext:value-type="float">
            <text:p>23.8982205485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86174" calcext:value-type="float">
            <text:p>0.586174</text:p>
          </table:table-cell>
          <table:table-cell table:style-name="ce1" office:value-type="float" office:value="0.437554" calcext:value-type="float">
            <text:p>0.437554</text:p>
          </table:table-cell>
          <table:table-cell table:style-name="ce1" office:value-type="float" office:value="0.437621" calcext:value-type="float">
            <text:p>0.437621</text:p>
          </table:table-cell>
          <table:table-cell table:style-name="ce1" table:formula="of:=AVERAGE([.J19:.L19])" office:value-type="float" office:value="0.487116333333333" calcext:value-type="float">
            <text:p>0.4871163333</text:p>
          </table:table-cell>
          <table:table-cell table:style-name="ce1" table:formula="of:=STDEV([.J19:.L19])" office:value-type="float" office:value="0.085786462313895" calcext:value-type="float">
            <text:p>0.0857864623</text:p>
          </table:table-cell>
          <table:table-cell table:style-name="ce1" table:formula="of:=([.N19]/[.M19])*100" office:value-type="float" office:value="17.6110831116787" calcext:value-type="float">
            <text:p>17.6110831117</text:p>
          </table:table-cell>
          <table:table-cell table:number-columns-repeated="100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63703" calcext:value-type="float">
            <text:p>0.863703</text:p>
          </table:table-cell>
          <table:table-cell table:style-name="ce1" office:value-type="float" office:value="1.04633" calcext:value-type="float">
            <text:p>1.04633</text:p>
          </table:table-cell>
          <table:table-cell table:style-name="ce1" office:value-type="float" office:value="0.730778" calcext:value-type="float">
            <text:p>0.730778</text:p>
          </table:table-cell>
          <table:table-cell table:style-name="ce1" table:formula="of:=AVERAGE([.B20:.D20])" office:value-type="float" office:value="0.880270333333333" calcext:value-type="float">
            <text:p>0.8802703333</text:p>
          </table:table-cell>
          <table:table-cell table:style-name="ce1" table:formula="of:=STDEV([.B20:.D20])" office:value-type="float" office:value="0.158427029184837" calcext:value-type="float">
            <text:p>0.1584270292</text:p>
          </table:table-cell>
          <table:table-cell table:style-name="ce1" table:formula="of:=([.F20]/[.E20])*100" office:value-type="float" office:value="17.9975427076952" calcext:value-type="float">
            <text:p>17.9975427077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952794" calcext:value-type="float">
            <text:p>0.952794</text:p>
          </table:table-cell>
          <table:table-cell table:style-name="ce1" office:value-type="float" office:value="0.886728" calcext:value-type="float">
            <text:p>0.886728</text:p>
          </table:table-cell>
          <table:table-cell table:style-name="ce1" office:value-type="float" office:value="0.893389" calcext:value-type="float">
            <text:p>0.893389</text:p>
          </table:table-cell>
          <table:table-cell table:style-name="ce1" table:formula="of:=AVERAGE([.J20:.L20])" office:value-type="float" office:value="0.910970333333333" calcext:value-type="float">
            <text:p>0.9109703333</text:p>
          </table:table-cell>
          <table:table-cell table:style-name="ce1" table:formula="of:=STDEV([.J20:.L20])" office:value-type="float" office:value="0.0363731570025662" calcext:value-type="float">
            <text:p>0.036373157</text:p>
          </table:table-cell>
          <table:table-cell table:style-name="ce1" table:formula="of:=([.N20]/[.M20])*100" office:value-type="float" office:value="3.99279270373966" calcext:value-type="float">
            <text:p>3.9927927037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14:11:32.512828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co </meta:initial-creator>
    <meta:creation-date>2014-10-21T11:17:46.509277948</meta:creation-date>
    <dc:date>2014-10-22T14:24:43.809322454</dc:date>
    <dc:creator>branco </dc:creator>
    <meta:editing-duration>PT4M47S</meta:editing-duration>
    <meta:editing-cycles>3</meta:editing-cycles>
    <meta:generator>LibreOffice/4.2.6.3$Linux_X86_64 LibreOffice_project/420m0$Build-3</meta:generator>
    <meta:document-statistic meta:table-count="1" meta:cell-count="204" meta:object-count="0"/>
  </office:meta>
</office:document-meta>
</file>